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officeooo:rsid="00560d95" officeooo:paragraph-rsid="00560d95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00%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rsid="00580c1c" officeooo:paragraph-rsid="00580c1c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weight="bold" officeooo:rsid="00580c1c" officeooo:paragraph-rsid="00580c1c" style:font-weight-asian="bold" style:font-weight-complex="bold"/>
    </style:style>
    <style:style style:name="T1" style:family="text">
      <style:text-properties officeooo:rsid="00560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задача</text:p>
      <text:p text:style-name="P1"/>
      <text:p text:style-name="P1">Задание:</text:p>
      <text:p text:style-name="P1">1. Изменить страницы вашего приложения в соответствии со скриншотами, используя Bootstrap.</text:p>
      <text:p text:style-name="P1"/>
      <text:p text:style-name="P1">Ссылки: https://drive.google.com/file/d/1g32R1BmNASW5MRcLtwJWTn6ZROTMOVGJ/</text:p>
      <text:p text:style-name="P1">https://bootstrap-4.ru/docs/4.3.1/getting-started/introduction/</text:p>
      <text:p text:style-name="P2"/>
      <text:p text:style-name="P3">3.1.2 <text:span text:style-name="T1">Комментарии</text:span></text:p>
      <text:p text:style-name="P2"><text:s/></text:p>
      <text:p text:style-name="P2">Шаги, на которые разбил решение задачи. Возможно кому-нибудь поможет не потратить <text:s/>время в пустую.</text:p>
      <text:p text:style-name="P2"><text:s/></text:p>
      <text:p text:style-name="P2">1. Изучал bootstrap и верстал макет для приложения, как на картинках (2 дня)</text:p>
      <text:p text:style-name="P2">https://bootstrap-4.ru/docs/4.6/getting-started/introduction/</text:p>
      <text:p text:style-name="P2"><text:s/></text:p>
      <text:p text:style-name="P2">2. Изучал JQuery и писал скрипт, чтобы из таблицы данные перенести в модальные окна по клику на кнопки (2 дня)</text:p>
      <text:p text:style-name="P2">Изучал по этому простому учебнику http://www.wisdomweb.ru/JQ/jquery-first.php</text:p>
      <text:p text:style-name="P2"><text:s/></text:p>
      <text:p text:style-name="P2">3. "Натянул" готовый работающий макет на приложение из прошлой задачи с незначительными дороботками и правками (1 день)</text:p>
      <text:p text:style-name="P2"><text:s/></text:p>
      <text:p text:style-name="P2">Можно было сделать быстрее , если бы не тратил время на просмотр видосов из комментов.</text:p>
      <text:p text:style-name="P2">Можно было сделать быстрее , если не использовать js, а создавать по два окна на каждого юзера. Но такое решение не масштабируемо, юзеров может быть тысячи.</text:p>
      <text:p text:style-name="P2"/>
      <text:p text:style-name="P6">Сделать тестовое приложение</text:p>
      <text:p text:style-name="P5">Базу приложения сделал на этом</text:p>
      <text:p text:style-name="P5">https://www.baeldung.com/spring-boot-start</text:p>
      <text:p text:style-name="P5">Добавил Bootstrap по этому примеру</text:p>
      <text:p text:style-name="P5">https://frontbackend.com/thymeleaf/spring-boot-bootstrap-thymeleaf-select-option</text:p>
      <text:p text:style-name="P5"/>
      <text:p text:style-name="P5">Подключить bootstrap в Spring Boot</text:p>
      <text:p text:style-name="P5">+spring-boot-starter-web</text:p>
      <text:p text:style-name="P5">+spring-boot-starter-data-jpa</text:p>
      <text:p text:style-name="P5">Драйвер БД</text:p>
      <text:p text:style-name="P5">+mySQL, PSQL, H2</text:p>
      <text:p text:style-name="P5">+spring-boot-starter-thymeleaf</text:p>
      <text:p text:style-name="P5">+spring-boot-starter-security</text:p>
      <text:p text:style-name="P5">Bootstrap - в списке не нашел</text:p>
      <text:p text:style-name="P5">Подключаю через репозиторий мавен</text:p>
      <text:p text:style-name="P5">bootstrap из org.webjars</text:p>
      <text:p text:style-name="P5">webjars-locator из org.webjars - было в примере на bootstrap</text:p>
      <text:p text:style-name="P5">rest-assured - для сетевого тестирования - было в примере на boo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2-13T12:01:48.068177869</dc:date>
    <meta:editing-duration>PT23H30M52S</meta:editing-duration>
    <meta:editing-cycles>36</meta:editing-cycles>
    <dc:creator>Дмитрий  Чекунов</dc:creator>
    <meta:document-statistic meta:table-count="0" meta:image-count="0" meta:object-count="0" meta:page-count="1" meta:paragraph-count="36" meta:word-count="193" meta:character-count="1655" meta:non-whitespace-character-count="1487"/>
  </office:meta>
</office:document-meta>
</file>